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vesting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</table:table-row>
        <table:table-row table:style-name="ro2">
          <table:table-cell office:value-type="string">
            <text:p>Rich Dad Poor Dad</text:p>
          </table:table-cell>
          <table:table-cell office:value-type="string">
            <text:p>Robert kiyosaki</text:p>
          </table:table-cell>
        </table:table-row>
        <table:table-row table:style-name="ro2">
          <table:table-cell office:value-type="string">
            <text:p>Think and Grow Rich</text:p>
          </table:table-cell>
          <table:table-cell office:value-type="string">
            <text:p>Napolean Hill</text:p>
          </table:table-cell>
        </table:table-row>
        <table:table-row table:style-name="ro1">
          <table:table-cell office:value-type="string">
            <text:p>The Intelligent Investor</text:p>
          </table:table-cell>
          <table:table-cell office:value-type="string">
            <text:p>Sir Benjamin Graham</text:p>
          </table:table-cell>
        </table:table-row>
        <table:table-row table:style-name="ro2">
          <table:table-cell office:value-type="string">
            <text:p>The Richest Man in Babylon</text:p>
          </table:table-cell>
          <table:table-cell office:value-type="string">
            <text:p>Gorge S Clason</text:p>
          </table:table-cell>
        </table:table-row>
        <table:table-row table:style-name="ro1">
          <table:table-cell office:value-type="string">
            <text:p>The Wealth of Nations</text:p>
          </table:table-cell>
          <table:table-cell office:value-type="string">
            <text:p>Sir Adam Smith</text:p>
          </table:table-cell>
        </table:table-row>
        <table:table-row table:style-name="ro2">
          <table:table-cell office:value-type="string">
            <text:p>Irrational Exubrance</text:p>
          </table:table-cell>
          <table:table-cell office:value-type="string">
            <text:p>Robert J Shiller</text:p>
          </table:table-cell>
        </table:table-row>
        <table:table-row table:style-name="ro1">
          <table:table-cell office:value-type="string">
            <text:p>One Up on Wall Street</text:p>
          </table:table-cell>
          <table:table-cell office:value-type="string">
            <text:p>Peter Lynch</text:p>
          </table:table-cell>
        </table:table-row>
        <table:table-row table:style-name="ro1">
          <table:table-cell office:value-type="string">
            <text:p>Common Stocks and Uncommon Profits</text:p>
          </table:table-cell>
          <table:table-cell office:value-type="string">
            <text:p>Philip A Fish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4/10/2019</text:date>, <text:time>13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4-10T12:53:31.61</meta:creation-date>
    <meta:generator>OpenOffice/4.1.3$Win32 OpenOffice.org_project/413m1$Build-9783</meta:generator>
    <dc:date>2019-04-10T13:13:26.65</dc:date>
    <dc:creator>Vignesh Sridharan</dc:creator>
    <meta:editing-duration>PT19M55S</meta:editing-duration>
    <meta:editing-cycles>2</meta:editing-cycles>
    <meta:document-statistic meta:table-count="3" meta:cell-count="18" meta:object-count="0"/>
  </office:meta>
</office:document-meta>
</file>